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Consolas" officeooo:paragraph-rsid="000d1b21"/>
    </style:style>
    <style:style style:name="P2" style:family="paragraph" style:parent-style-name="Text_20_body">
      <style:text-properties style:font-name="Consolas" officeooo:rsid="000d1b21" officeooo:paragraph-rsid="000d1b21"/>
    </style:style>
    <style:style style:name="P3" style:family="paragraph" style:parent-style-name="Text_20_body" style:list-style-name="L1">
      <style:text-properties style:font-name="Consolas" officeooo:rsid="000d1b21" officeooo:paragraph-rsid="000d1b21"/>
    </style:style>
    <style:style style:name="P4" style:family="paragraph" style:parent-style-name="Text_20_body">
      <style:text-properties style:font-name="Consolas" officeooo:rsid="000e5bbc" officeooo:paragraph-rsid="000e5bbc"/>
    </style:style>
    <style:style style:name="T1" style:family="text">
      <style:text-properties officeooo:rsid="000d1b21"/>
    </style:style>
    <style:style style:name="T2" style:family="text">
      <style:text-properties officeooo:rsid="000d1b21" style:font-name-asian="Microsoft YaHei" style:font-name-complex="Arial"/>
    </style:style>
    <style:style style:name="T3" style:family="text">
      <style:text-properties officeooo:rsid="0010df76"/>
    </style:style>
    <style:style style:name="T4" style:family="text">
      <style:text-properties officeooo:rsid="0010fdd0"/>
    </style:style>
    <style:style style:name="T5" style:family="text">
      <style:text-properties officeooo:rsid="00110e61"/>
    </style:style>
    <style:style style:name="T6" style:family="text">
      <style:text-properties officeooo:rsid="00116b0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SPIEGA COSA SI INTENDE CON L’ESPRESSIONE “SOCIET</text:span><text:span text:style-name="T2">À</text:span><text:span text:style-name="T1"> TRIPARTITA”. DEFINISCI ANCHE IL CONCETTO DI “ORDINE” E CONFRONTALO CON QUELLO DI “CLASSE SOCIALE”.</text:span></text:h>
      <text:p text:style-name="P2">Si intende dire che la società era divisa nei seguenti 3 ordini:</text:p>
      <text:list xml:id="list2398455064" text:style-name="L1">
        <text:list-item>
          <text:p text:style-name="P3">Oratores (clero), colore che pregavano, spesso venivano da famiglie nobili che potevano permettersi di pagare gli studi;</text:p>
        </text:list-item>
        <text:list-item>
          <text:p text:style-name="P3">Belllatores (nobili), erano quelli “belligeranti”, il cui compito era di difendere gli oratores e i laboratores.</text:p>
        </text:list-item>
        <text:list-item>
          <text:p text:style-name="P3">Laboratores (coloro che lavoravano con fatica), questo ordine è formato prevalentemente da contadini, poveri e artigiani.</text:p>
        </text:list-item>
      </text:list>
      <text:p text:style-name="P4">La tripartizione della società rispecchiava nel numero 3, ovvero la Santa Trinità</text:p>
      <text:p text:style-name="P4">La differenza tra un ordine e una classe è che l’appartenza a una classe non è dettata da documenti <text:span text:style-name="T4">o atti </text:span><text:span text:style-name="T5">di conscrazione</text:span>, <text:span text:style-name="T3">al contrario l’appartenenza ad un ordine è sancita da </text:span><text:span text:style-name="T4">un documento scritto da un Vescovo chiamato</text:span><text:span text:style-name="T3"> Alverone di La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1:26:36.734000000</meta:creation-date>
    <meta:generator>LibreOffice/7.2.1.2$Windows_X86_64 LibreOffice_project/87b77fad49947c1441b67c559c339af8f3517e22</meta:generator>
    <dc:date>2021-11-03T12:12:35.622000000</dc:date>
    <meta:editing-duration>PT25M11S</meta:editing-duration>
    <meta:editing-cycles>6</meta:editing-cycles>
    <meta:document-statistic meta:table-count="0" meta:image-count="0" meta:object-count="0" meta:page-count="1" meta:paragraph-count="7" meta:word-count="139" meta:character-count="888" meta:non-whitespace-character-count="759"/>
  </office:meta>
</office:document-meta>
</file>